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Text_20_body">
      <style:text-properties style:font-name="Verdana"/>
    </style:style>
    <style:style style:name="P3" style:family="paragraph" style:parent-style-name="Text_20_body">
      <style:text-properties style:font-name="Verdana" fo:font-size="11pt" style:font-size-asian="11pt" style:font-size-complex="11pt"/>
    </style:style>
    <style:style style:name="P4" style:family="paragraph" style:parent-style-name="Text_20_body">
      <style:text-properties style:font-name="Verdana"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Heading_20_1">
      <style:text-properties fo:font-size="22pt" style:font-size-asian="22pt" style:font-size-complex="22pt"/>
    </style:style>
    <style:style style:name="P6" style:family="paragraph" style:parent-style-name="Text_20_body">
      <style:text-properties style:font-name="Verdana" fo:font-size="11pt" style:font-size-asian="11pt" style:font-size-complex="11pt"/>
    </style:style>
    <style:style style:name="P7" style:family="paragraph" style:parent-style-name="Text_20_body">
      <style:text-properties style:font-name="Verdana"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Text_20_body">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text-properties style:font-name="Verdana" fo:font-size="11pt" fo:font-weight="normal" style:font-size-asian="11pt" style:font-weight-asian="normal" style:font-size-complex="11pt" style:font-weight-complex="normal"/>
    </style:style>
    <style:style style:name="P10" style:family="paragraph" style:parent-style-name="Text_20_body">
      <style:text-properties style:font-name="Verdana" fo:font-size="11pt" fo:font-weight="bold" style:font-size-asian="11pt" style:font-weight-asian="bold" style:font-size-complex="11pt" style:font-weight-complex="bold"/>
    </style:style>
    <style:style style:name="T1" style:family="text">
      <style:text-properties style:font-name="Verdana" fo:font-size="11pt" style:font-size-asian="11pt" style:font-size-complex="11pt"/>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Xadir Documentation</text:h>
      <text:p text:style-name="P2"/>
      <text:p text:style-name="Text_20_body"><text:span text:style-name="T1">Download the latest version of Xadir from </text:span><text:a xlink:type="simple" xlink:href="https://github.com/xadir/xadir/downloads"><text:span text:style-name="T1">https://github.com/xadir/xadir/downloads</text:span></text:a></text:p>
      <text:p text:style-name="P3">You need WinRAR or similar software for unpacking.</text:p>
      <text:p text:style-name="P3"/>
      <text:p text:style-name="P4">Part 0 – Installation</text:p>
      <text:p text:style-name="P3">This game requires no installation. You can start the game from shortcut in unpacked folder, or from ”xadir.exe” in ”dist”-folder.</text:p>
      <text:p text:style-name="P4"/>
      <text:p text:style-name="P4">Part 1 – Main menu</text:p>
      <text:p text:style-name="P3">To start playing select ”New Game”. </text:p>
      <text:p text:style-name="P3"/>
      <text:p text:style-name="P4">Part 1.1 – Map editor</text:p>
      <text:p text:style-name="P8">If you want to make a new map, or edit an existing one select ”Map Editor”</text:p>
      <text:p text:style-name="P3"/>
      <text:p text:style-name="P3"><text:span text:style-name="T2">Part 2 – Team Management</text:span></text:p>
      <text:p text:style-name="P9"><text:span text:style-name="T3">Select team members by clicking their icon. Then press ”select” if you want this character to be added to your team. You can change equipment of the character and see it's stats by selecting ”manage”.</text:span></text:p>
      <text:p text:style-name="P3"><text:span text:style-name="T2"/></text:p>
      <text:p text:style-name="P3"><text:span text:style-name="T2">Part 2.1 – Network game</text:span></text:p>
      <text:p text:style-name="P9"><text:span text:style-name="T3">Join and host buttons are for network game. After selecting join you should be in map select window and you can enter the hosts IP adress and Port.</text:span></text:p>
      <text:p text:style-name="P9"><text:span text:style-name="T3"/></text:p>
      <text:p text:style-name="P10"><text:span text:style-name="T3">Part 2.2 – Single player/Hotseat</text:span></text:p>
      <text:p text:style-name="P9"><text:span text:style-name="T3">To enable single player/hotseat game, you must select characters for both teams.</text:span></text:p>
      <text:p text:style-name="P3"><text:span text:style-name="T2"/></text:p>
      <text:p text:style-name="P3"><text:span text:style-name="T2">Part 3 – Map select</text:span></text:p>
      <text:p text:style-name="P3">At first player chooses the map to be played. By selecting map from maplist the preview of the map is displayed. It's recommended to use ”map3.txt” or ”map2.txt”, other maps are not finished yet, even if the preview is visible. You can start the game by selecting map from list and clicking ”Load”-button.</text:p>
      <text:p text:style-name="P3"/>
      <text:p text:style-name="P4">Part 4 - Moving</text:p>
      <text:p text:style-name="P3">Now you have the game area in front of you. Each player has three characters. The name of player, characters, and healthpoints are randomized at start. Also the starting point of player is random.</text:p>
      <text:p text:style-name="P3"><text:soft-page-break/></text:p>
      <text:p text:style-name="P3">Players move characters in turns, you can click any of your characters and see where you can move. The possible movement area is displayed with bright green tiles. Clicking the same character again hides the movement grid. Clicking anywhere inside movement grid moves the selected character to that position. Enemy characters are grayed out, you can only move characters that are not grayed. </text:p>
      <text:p text:style-name="P3"/>
      <text:p text:style-name="P4">Part 5 – FIGHT!</text:p>
      <text:p text:style-name="P3">When encountered with enemy character, you can attack it. Attacking is only possible if enemy is inside your movement grid. Attack power is determined from how many movement points you have left when you are one tile away from the enemy.</text:p>
      <text:p text:style-name="P3"/>
      <text:p text:style-name="P4">Part 6 – Final chapter</text:p>
      <text:p text:style-name="P3">That was it, have fu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date style:data-style-name="N36" text:date-value="2012-10-10T18:14:19.99" text:fixed="true">10.10.2012</text:date><text:tab/><text:tab/>Team Xadir</text:p>
        <text:p text:style-name="MP1"><text:tab/><text:tab/>Deadline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kki Juva</meta:initial-creator>
    <meta:creation-date>2012-10-10T18:13:43</meta:creation-date>
    <meta:generator>OpenOffice.org/3.4.1$Win32 OpenOffice.org_project/341m1$Build-9593</meta:generator>
    <dc:date>2012-12-19T23:51:21.30</dc:date>
    <meta:editing-duration>PT1H17M31S</meta:editing-duration>
    <meta:editing-cycles>3</meta:editing-cycles>
    <meta:document-statistic meta:table-count="0" meta:image-count="0" meta:object-count="0" meta:page-count="2" meta:paragraph-count="26" meta:word-count="379" meta:character-count="2214"/>
  </office:meta>
</office:document-meta>
</file>